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T1" style:family="text">
      <style:text-properties officeooo:rsid="0017a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an Maurice Götze<text:line-break/>Tisnesvegen 7,<text:line-break/>9006 Tromsø<text:line-break/>Tlf: 998 95 480<text:line-break/>E-post: janmauricegotze@gmail.com</text:p>
      <text:p text:style-name="Text_20_body">19.03.2025</text:p>
      <text:p text:style-name="Text_20_body">Bredbåndsfylket AS<text:line-break/>Stakkevollvegen 39,<text:line-break/>9010 Tromsø</text:p>
      <text:p text:style-name="Text_20_body">Søknad om lærlingplass i IT-driftsfaget</text:p>
      <text:p text:style-name="Text_20_body">Kjære Kjell Arne Molund,</text:p>
      <text:p text:style-name="Text_20_body">Jeg ønsker med dette å søke om lærlingplass i IT-driftsfaget hos Bredbåndsfylket. Jeg går for tiden <text:span text:style-name="T1">vg</text:span>2 Informasjonsteknologi ved Breivang <text:span text:style-name="T1">vgs</text:span> og ser etter en spennende mulighet til å utvikle mine ferdigheter innen nettverk og IT-drift i en profesjonell setting. Bredbåndsfylket er en bedrift som spiller en viktig rolle i utviklingen av digital infrastruktur i regionen, og jeg ønsker å lære av deres ekspertise innen nettverk og bredbåndsløsninger.</text:p>
      <text:p text:style-name="Text_20_body">Gjennom min utdanning har jeg fått erfaring med blant annet nettverkskonfigurasjon, systemadministrasjon og sikkerhet. Jeg har også godt kjennskap til operativsystemer som Windows og Linux, samt erfaring med skripting i Python og Lua. I tillegg har jeg jobbet med praktiske prosjekter, som å sette opp små nettverk i Packet Tracer og konfigurere servere i et labmiljø. Min interesse for nettverksinfrastruktur og cybersikkerhet gjør at jeg er motivert for å lære mer og bidra til deres arbeid.</text:p>
      <text:p text:style-name="Text_20_body">Som person er jeg lærevillig, strukturert og samarbeidsorientert. Jeg liker å jobbe både selvstendig og i team, og jeg trives med å løse tekniske utfordringer. Min nysgjerrighet og evne til å tilegne meg ny kunnskap raskt gjør meg godt egnet som lærling i deres bedrift.</text:p>
      <text:p text:style-name="Text_20_body">Jeg håper på muligheten til å utdype min motivasjon og mine kvalifikasjoner i et intervju. Vedlagt finner dere min CV. <text:line-break/>Takk for at dere tar dere tid til å vurdere min søknad.</text:p>
      <text:p text:style-name="Text_20_body">Jeg ser virkelig frem til muligheten til å bidra og utvikle meg hos Bredbåndsfylket!</text:p>
      <text:p text:style-name="Text_20_body">Med vennlig hilsen,</text:p>
      <text:p text:style-name="Text_20_body">Jan Maurice Götz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9T16:15:50.689719973</meta:creation-date>
    <dc:date>2025-03-19T16:25:25.367095109</dc:date>
    <meta:editing-duration>PT9M33S</meta:editing-duration>
    <meta:editing-cycles>3</meta:editing-cycles>
    <meta:generator>LibreOffice/25.2.1.2$Linux_X86_64 LibreOffice_project/520$Build-2</meta:generator>
    <meta:print-date>2025-03-19T16:25:40.449413383</meta:print-date>
    <meta:printed-by>PDF files</meta:printed-by>
    <meta:document-statistic meta:table-count="0" meta:image-count="0" meta:object-count="0" meta:page-count="1" meta:paragraph-count="12" meta:word-count="270" meta:character-count="1725" meta:non-whitespace-character-count="1466"/>
  </office:meta>
</office:document-meta>
</file>